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9.479cm" fo:min-width="4.148cm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2.847cm" fo:min-width="4.19cm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middle" draw:auto-grow-height="false" fo:min-height="8.987cm" fo:min-width="8.694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dddddd" draw:textarea-horizontal-align="justify" draw:textarea-vertical-align="middle" draw:auto-grow-height="false" fo:min-height="0.835cm" fo:min-width="3.392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dddddd" draw:textarea-horizontal-align="justify" draw:textarea-vertical-align="middle" draw:auto-grow-height="false" fo:min-height="0.835cm" fo:min-width="1.52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dddddd" draw:textarea-horizontal-align="justify" draw:textarea-vertical-align="middle" draw:auto-grow-height="false" fo:min-height="0.835cm" fo:min-width="1.868cm" fo:padding-top="0.15cm" fo:padding-bottom="0.15cm" fo:padding-left="0.275cm" fo:padding-right="0.27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cm" svg:stroke-color="#000000" draw:marker-start-width="0.203cm" draw:marker-end-width="0.203cm" draw:fill-color="#666666" draw:textarea-horizontal-align="justify" draw:textarea-vertical-align="middle" draw:auto-grow-height="false" fo:min-height="0.835cm" fo:min-width="3.392cm" fo:padding-top="0.125cm" fo:padding-bottom="0.125cm" fo:padding-left="0.25cm" fo:padding-right="0.25cm"/>
    </style:style>
    <style:style style:name="gr9" style:family="graphic" style:parent-style-name="standard">
      <style:graphic-properties svg:stroke-width="0.051cm" svg:stroke-color="#000000" draw:marker-start-width="0.355cm" draw:marker-end-width="0.355cm" draw:fill-color="#dddddd" draw:textarea-horizontal-align="justify" draw:textarea-vertical-align="middle" draw:auto-grow-height="false" fo:min-height="0.835cm" fo:min-width="1.34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dddddd" draw:textarea-horizontal-align="justify" draw:textarea-vertical-align="middle" draw:auto-grow-height="false" fo:min-height="0.835cm" fo:min-width="1.361cm" fo:padding-top="0.15cm" fo:padding-bottom="0.15cm" fo:padding-left="0.275cm" fo:padding-right="0.275cm"/>
    </style:style>
    <style:style style:name="gr11" style:family="graphic" style:parent-style-name="standard">
      <style:graphic-properties svg:stroke-width="0cm" svg:stroke-color="#000000" draw:marker-start-width="0.203cm" draw:marker-end-width="0.203cm" draw:fill-color="#666666" draw:textarea-horizontal-align="justify" draw:textarea-vertical-align="middle" draw:auto-grow-height="false" fo:min-height="0.885cm" fo:min-width="2.729cm" fo:padding-top="0.125cm" fo:padding-bottom="0.125cm" fo:padding-left="0.25cm" fo:padding-right="0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666666"/>
      <style:paragraph-properties fo:text-align="center"/>
      <style:text-properties fo:color="#ffffff"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ffffff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6cm" svg:height="10.287cm" svg:x="15.241cm" svg:y="3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08cm" svg:height="3.487cm" svg:x="20.998cm" svg:y="9.9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0.244cm" svg:height="10.287cm" svg:x="4.445cm" svg:y="3.1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477.950219619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4.064cm" svg:height="1.257cm" svg:x="9.8cm" svg:y="9.417cm">
          <text:p text:style-name="P2"><text:span text:style-name="T1">OpCBindScala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" draw:id="id1" draw:layer="layout" svg:width="4.064cm" svg:height="1.257cm" svg:x="9.78cm" svg:y="11.541cm">
          <text:p text:style-name="P2"><text:span text:style-name="T1">OpMapBloc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2.197cm" svg:height="1.257cm" svg:x="6.247cm" svg:y="7.182cm">
          <text:p text:style-name="P2"><text:span text:style-name="T1">OpA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5" draw:id="id5" draw:layer="layout" svg:width="2.54cm" svg:height="1.257cm" svg:x="8.271cm" svg:y="4.826cm">
          <text:p text:style-name="P2"><text:span text:style-name="T1">OpAB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1.812cm" svg:y1="11.541cm" svg:x2="11.832cm" svg:y2="10.674cm" draw:start-shape="id1" draw:end-shape="id2" svg:d="M11812 11541l20-867" svg:viewBox="0 0 21 868">
          <text:p/>
        </draw:connector>
        <draw:connector draw:style-name="gr7" draw:text-style-name="P1" draw:layer="layout" draw:type="line" svg:x1="7.333cm" svg:y1="9.417cm" svg:x2="7.345cm" svg:y2="8.439cm" draw:start-shape="id3" draw:end-shape="id4" draw:end-glue-point="2" svg:d="M7333 9417l12-978" svg:viewBox="0 0 13 979">
          <text:p/>
        </draw:connector>
        <draw:connector draw:style-name="gr7" draw:text-style-name="P1" draw:layer="layout" draw:type="line" svg:x1="7.345cm" svg:y1="7.182cm" svg:x2="9.541cm" svg:y2="6.083cm" draw:start-shape="id4" draw:start-glue-point="0" draw:end-shape="id5" draw:end-glue-point="2" svg:d="M7345 7182l2196-1099" svg:viewBox="0 0 2197 1100">
          <text:p/>
        </draw:connector>
        <draw:connector draw:style-name="gr7" draw:text-style-name="P1" draw:layer="layout" draw:type="line" svg:x1="11.832cm" svg:y1="9.417cm" svg:x2="9.541cm" svg:y2="6.083cm" draw:start-shape="id2" draw:start-glue-point="0" draw:end-shape="id5" draw:end-glue-point="2" svg:d="M11832 9417l-2291-3334" svg:viewBox="0 0 2292 3335">
          <text:p/>
        </draw:connector>
        <draw:custom-shape draw:style-name="gr8" draw:text-style-name="P4" xml:id="id6" draw:id="id6" draw:layer="layout" svg:width="4.064cm" svg:height="1.257cm" svg:x="12.565cm" svg:y="14.713cm">
          <text:p text:style-name="P2"><text:span text:style-name="T2">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4.797cm" svg:y1="14.713cm" svg:x2="11.812cm" svg:y2="12.798cm" draw:end-shape="id1" draw:end-glue-point="2" svg:d="M14797 14713l-2985-1915" svg:viewBox="0 0 2986 1916">
          <text:p/>
        </draw:connector>
        <draw:custom-shape draw:style-name="gr4" draw:text-style-name="P3" xml:id="id7" draw:id="id7" draw:layer="layout" svg:width="4.064cm" svg:height="1.257cm" svg:x="21.467cm" svg:y="11.485cm">
          <text:p text:style-name="P2"><text:span text:style-name="T1">OpMap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4.597cm" svg:y1="14.713cm" svg:x2="23.499cm" svg:y2="12.742cm" draw:start-shape="id6" draw:start-glue-point="0" draw:end-shape="id7" draw:end-glue-point="2" svg:d="M14597 14713l8902-1971" svg:viewBox="0 0 8903 1972">
          <text:p/>
        </draw:connector>
        <draw:custom-shape draw:style-name="gr8" draw:text-style-name="P4" xml:id="id8" draw:id="id8" draw:layer="layout" svg:width="4.064cm" svg:height="1.257cm" svg:x="21.468cm" svg:y="9.385cm">
          <text:p text:style-name="P2"><text:span text:style-name="T2">Material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23.499cm" svg:y1="11.485cm" svg:x2="23.5cm" svg:y2="10.642cm" draw:start-shape="id7" draw:start-glue-point="0" draw:end-shape="id8" draw:end-glue-point="2" svg:d="M23499 11485l1-843" svg:viewBox="0 0 2 844">
          <text:p/>
        </draw:connector>
        <draw:custom-shape draw:style-name="gr9" draw:text-style-name="P3" xml:id="id10" draw:id="id10" draw:layer="layout" svg:width="2.012cm" svg:height="1.257cm" svg:x="16.813cm" svg:y="7.282cm">
          <text:p text:style-name="P2"><text:span text:style-name="T1">Op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7.833cm" svg:y1="9.417cm" svg:x2="17.819cm" svg:y2="8.539cm" draw:start-shape="id9" draw:start-glue-point="0" draw:end-shape="id10" draw:end-glue-point="2" svg:d="M17833 9417l-14-878" svg:viewBox="0 0 15 879">
          <text:p/>
        </draw:connector>
        <draw:custom-shape draw:style-name="gr10" draw:text-style-name="P3" xml:id="id11" draw:id="id11" draw:layer="layout" svg:width="2.033cm" svg:height="1.257cm" svg:x="16.835cm" svg:y="4.937cm">
          <text:p text:style-name="P2"><text:span text:style-name="T1">Op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7.819cm" svg:y1="7.282cm" svg:x2="17.851cm" svg:y2="6.194cm" draw:start-shape="id10" draw:start-glue-point="0" draw:end-shape="id11" draw:end-glue-point="2" svg:d="M17819 7282l32-1088" svg:viewBox="0 0 33 1089">
          <text:p/>
        </draw:connector>
        <draw:connector draw:style-name="gr7" draw:text-style-name="P1" draw:layer="layout" draw:type="line" svg:x1="23.5cm" svg:y1="9.385cm" svg:x2="17.851cm" svg:y2="6.194cm" draw:start-shape="id8" draw:start-glue-point="0" draw:end-shape="id11" draw:end-glue-point="2" svg:d="M23500 9385l-5649-3191" svg:viewBox="0 0 5650 3192">
          <text:p/>
        </draw:connector>
        <draw:custom-shape draw:style-name="gr8" draw:text-style-name="P4" xml:id="id13" draw:id="id13" draw:layer="layout" svg:width="4.064cm" svg:height="1.257cm" svg:x="15.814cm" svg:y="2.641cm">
          <text:p text:style-name="P2"><text:span text:style-name="T2">Materializ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xml:id="id12" draw:id="id12" draw:layer="layout" svg:width="3.351cm" svg:height="1.257cm" svg:x="7.868cm" svg:y="2.641cm">
          <text:p text:style-name="P2"><text:span text:style-name="T2">Materializ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9.541cm" svg:y1="4.826cm" svg:x2="9.543cm" svg:y2="3.898cm" draw:start-shape="id5" draw:start-glue-point="0" draw:end-shape="id12" draw:end-glue-point="2" svg:d="M9541 4826l2-928" svg:viewBox="0 0 3 929">
          <text:p/>
        </draw:connector>
        <draw:connector draw:style-name="gr7" draw:text-style-name="P1" draw:layer="layout" draw:type="line" svg:x1="17.851cm" svg:y1="4.937cm" svg:x2="17.846cm" svg:y2="3.898cm" draw:start-shape="id11" draw:start-glue-point="0" draw:end-shape="id13" draw:end-glue-point="2" svg:d="M17851 4937l-5-1039" svg:viewBox="0 0 6 1040">
          <text:p/>
        </draw:connector>
        <draw:custom-shape draw:style-name="gr4" draw:text-style-name="P3" xml:id="id9" draw:id="id9" draw:layer="layout" svg:width="4.064cm" svg:height="1.257cm" svg:x="15.801cm" svg:y="9.417cm">
          <text:p text:style-name="P2"><text:span text:style-name="T1">OpCBindScala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4" draw:id="id14" draw:layer="layout" svg:width="4.064cm" svg:height="1.257cm" svg:x="15.781cm" svg:y="11.541cm">
          <text:p text:style-name="P2"><text:span text:style-name="T1">OpMapBlo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7.813cm" svg:y1="11.541cm" svg:x2="17.833cm" svg:y2="10.674cm" draw:start-shape="id14" draw:end-shape="id9" svg:d="M17813 11541l20-867" svg:viewBox="0 0 21 868">
          <text:p/>
        </draw:connector>
        <draw:custom-shape draw:style-name="gr4" draw:text-style-name="P3" xml:id="id3" draw:id="id3" draw:layer="layout" svg:width="4.064cm" svg:height="1.257cm" svg:x="5.301cm" svg:y="9.417cm">
          <text:p text:style-name="P2"><text:span text:style-name="T1">OpCBindScala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15" draw:id="id15" draw:layer="layout" svg:width="4.064cm" svg:height="1.257cm" svg:x="5.281cm" svg:y="11.541cm">
          <text:p text:style-name="P2"><text:span text:style-name="T1">OpMapBlock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7.313cm" svg:y1="11.541cm" svg:x2="7.333cm" svg:y2="10.674cm" draw:start-shape="id15" draw:end-shape="id3" svg:d="M7313 11541l20-867" svg:viewBox="0 0 21 868">
          <text:p/>
        </draw:connector>
        <draw:connector draw:style-name="gr7" draw:text-style-name="P1" draw:layer="layout" draw:type="line" svg:x1="14.797cm" svg:y1="14.713cm" svg:x2="7.313cm" svg:y2="12.798cm" draw:end-shape="id15" draw:end-glue-point="2" svg:d="M14797 14713l-7484-1915" svg:viewBox="0 0 7485 1916">
          <text:p/>
        </draw:connector>
        <draw:connector draw:style-name="gr7" draw:text-style-name="P1" draw:layer="layout" draw:type="line" svg:x1="14.597cm" svg:y1="14.713cm" svg:x2="17.813cm" svg:y2="12.798cm" draw:start-shape="id6" draw:start-glue-point="0" draw:end-shape="id14" draw:end-glue-point="2" svg:d="M14597 14713l3216-1915" svg:viewBox="0 0 3217 191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4T07:45:07.855344795</meta:creation-date>
    <dc:date>2016-08-25T23:17:23.146310574</dc:date>
    <meta:editing-duration>PT40M12S</meta:editing-duration>
    <meta:editing-cycles>6</meta:editing-cycles>
    <meta:generator>LibreOffice/5.0.6.2$Linux_X86_64 LibreOffice_project/00m0$Build-2</meta:generator>
    <meta:document-statistic meta:object-count="34"/>
  </office:meta>
</office:document-meta>
</file>